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35cm" fo:min-width="2.7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="Square" draw:marker-start-width="0.252cm" draw:marker-end="Circle" draw:marker-end-width="0.352cm" draw:fill="none" draw:textarea-vertical-align="top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5cm" fo:min-width="2.7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draw:marker-start="Square" draw:marker-start-width="0.252cm" draw:marker-end="Circle" draw:marker-end-width="0.352cm" draw:fill="none" draw:textarea-vertical-align="botto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16cm" fo:min-width="2.666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1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6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79cm"/>
    </style:style>
    <style:style style:name="gr10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712cm" fo:min-width="1.763cm"/>
    </style:style>
    <style:style style:name="gr11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712cm" fo:min-width="2.326cm"/>
    </style:style>
    <style:style style:name="gr12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712cm" fo:min-width="2.364cm"/>
    </style:style>
    <style:style style:name="gr13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712cm" fo:min-width="1.61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8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6cm"/>
    </style:style>
    <style:style style:name="gr16" style:family="graphic" style:parent-style-name="standard">
      <style:graphic-properties draw:stroke="none" svg:stroke-width="0.035cm" svg:stroke-color="#000000" draw:marker-start-width="0.252cm" draw:marker-end-width="0.252cm" draw:fill="none" draw:fill-color="#cccccc" draw:textarea-horizontal-align="left" draw:auto-grow-height="true" draw:auto-grow-width="true" fo:min-height="1.423cm" fo:min-width="1.975cm"/>
    </style:style>
    <style:style style:name="gr17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fill-color="#ffffff" draw:textarea-horizontal-align="justify" draw:textarea-vertical-align="top" draw:auto-grow-height="false" fo:min-height="3.516cm" fo:min-width="8.566cm" fo:padding-top="0.142cm" fo:padding-bottom="0.142cm" fo:padding-left="0.267cm" fo:padding-right="0.267cm"/>
    </style:style>
    <style:style style:name="gr18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fill-color="#ffffff" draw:textarea-horizontal-align="justify" draw:textarea-vertical-align="top" draw:auto-grow-height="false" fo:min-height="1.916cm" fo:min-width="4.066cm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035cm" draw:marker-start="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fill-color="#ffffff" draw:textarea-horizontal-align="justify" draw:textarea-vertical-align="top" draw:auto-grow-height="false" fo:min-height="2.516cm" fo:min-width="4.866cm" fo:padding-top="0.142cm" fo:padding-bottom="0.142cm" fo:padding-left="0.267cm" fo:padding-right="0.267cm"/>
    </style:style>
    <style:style style:name="gr21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fill-color="#ffffff" draw:textarea-horizontal-align="justify" draw:textarea-vertical-align="top" draw:auto-grow-height="false" fo:min-height="2.816cm" fo:min-width="9.166cm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width="0.035cm" svg:stroke-color="#000000" draw:marker-start-width="0.252cm" draw:marker-end-width="0.252cm" draw:fill="none" draw:fill-color="#cccccc" draw:textarea-horizontal-align="left" draw:auto-grow-height="true" draw:auto-grow-width="true" fo:min-height="0.712cm" fo:min-width="1.128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128cm" fo:min-width="2.666cm" fo:padding-top="0.142cm" fo:padding-bottom="0.142cm" fo:padding-left="0.267cm" fo:padding-right="0.267cm"/>
    </style:style>
    <style:style style:name="gr24" style:family="graphic" style:parent-style-name="objectwithoutfill">
      <style:graphic-properties svg:stroke-width="0.035cm" svg:stroke-color="#00a933" draw:marker-start="Square" draw:marker-start-width="0.252cm" draw:marker-end="Circle" draw:marker-end-width="0.352cm" draw:fill="none" draw:textarea-vertical-align="bottom" fo:padding-top="0.142cm" fo:padding-bottom="0.142cm" fo:padding-left="0.267cm" fo:padding-right="0.267cm"/>
    </style:style>
    <style:style style:name="gr25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fill-color="#ffffff" draw:textarea-horizontal-align="justify" draw:textarea-vertical-align="top" draw:auto-grow-height="false" fo:min-height="11.328cm" fo:min-width="8.85cm" fo:padding-top="0.142cm" fo:padding-bottom="0.142cm" fo:padding-left="0.267cm" fo:padding-right="0.267cm"/>
    </style:style>
    <style:style style:name="gr26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fill-color="#ffffff" draw:textarea-horizontal-align="justify" draw:textarea-vertical-align="top" draw:auto-grow-height="false" fo:min-height="7.016cm" fo:min-width="8.066cm" fo:padding-top="0.142cm" fo:padding-bottom="0.142cm" fo:padding-left="0.267cm" fo:padding-right="0.267cm"/>
    </style:style>
    <style:style style:name="gr27" style:family="graphic" style:parent-style-name="standard">
      <style:graphic-properties draw:stroke="none" svg:stroke-width="0.035cm" svg:stroke-color="#000000" draw:marker-start-width="0.252cm" draw:marker-end-width="0.252cm" draw:fill="none" draw:fill-color="#cccccc" draw:textarea-horizontal-align="left" draw:auto-grow-height="true" draw:auto-grow-width="true" fo:min-height="0.25cm" fo:min-width="5.806cm"/>
    </style:style>
    <style:style style:name="gr28" style:family="graphic" style:parent-style-name="standard">
      <style:graphic-properties draw:stroke="none" svg:stroke-width="0.035cm" svg:stroke-color="#000000" draw:marker-start-width="0.252cm" draw:marker-end-width="0.252cm" draw:fill="none" draw:fill-color="#cccccc" draw:textarea-horizontal-align="left" draw:auto-grow-height="true" draw:auto-grow-width="true" fo:min-height="0.25cm" fo:min-width="1.128cm"/>
    </style:style>
    <style:style style:name="gr29" style:family="graphic" style:parent-style-name="standard">
      <style:graphic-properties draw:stroke="none" svg:stroke-width="0.035cm" svg:stroke-color="#000000" draw:marker-start-width="0.252cm" draw:marker-end-width="0.252cm" draw:fill="none" draw:fill-color="#cccccc" draw:textarea-horizontal-align="left" draw:auto-grow-height="true" draw:auto-grow-width="true" fo:min-height="1.723cm" fo:min-width="3.876cm"/>
    </style:style>
    <style:style style:name="gr30" style:family="graphic" style:parent-style-name="objectwithoutfill">
      <style:graphic-properties svg:stroke-width="0.035cm" svg:stroke-color="#2a6099" draw:marker-start="Square" draw:marker-start-width="0.252cm" draw:marker-end="Circle" draw:marker-end-width="0.352cm" draw:fill="none" draw:textarea-vertical-align="bottom" fo:padding-top="0.142cm" fo:padding-bottom="0.142cm" fo:padding-left="0.267cm" fo:padding-right="0.267cm"/>
    </style:style>
    <style:style style:name="gr31" style:family="graphic" style:parent-style-name="objectwithoutfill">
      <style:graphic-properties svg:stroke-width="0.035cm" draw:marker-start="Arrow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32" style:family="graphic" style:parent-style-name="standard">
      <style:graphic-properties draw:stroke="none" svg:stroke-width="0.035cm" svg:stroke-color="#000000" draw:marker-start-width="0.252cm" draw:marker-end-width="0.252cm" draw:fill="none" draw:fill-color="#cccccc" draw:textarea-horizontal-align="left" draw:auto-grow-height="true" draw:auto-grow-width="true" fo:min-height="0.638cm" fo:min-width="1.8cm"/>
    </style:style>
    <style:style style:name="gr33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fill-color="#ffffff" draw:textarea-horizontal-align="justify" draw:textarea-vertical-align="top" draw:auto-grow-height="false" fo:min-height="5.516cm" fo:min-width="5.55cm" fo:padding-top="0.142cm" fo:padding-bottom="0.142cm" fo:padding-left="0.267cm" fo:padding-right="0.267cm"/>
    </style:style>
    <style:style style:name="gr34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fill-color="#ffffff" draw:textarea-horizontal-align="justify" draw:textarea-vertical-align="top" draw:auto-grow-height="false" fo:min-height="4.216cm" fo:min-width="8.066cm" fo:padding-top="0.142cm" fo:padding-bottom="0.142cm" fo:padding-left="0.267cm" fo:padding-right="0.267cm"/>
    </style:style>
    <style:style style:name="gr35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fill-color="#ffffff" draw:textarea-horizontal-align="justify" draw:textarea-vertical-align="top" draw:auto-grow-height="false" fo:min-height="4.016cm" fo:min-width="4.866cm" fo:padding-top="0.142cm" fo:padding-bottom="0.142cm" fo:padding-left="0.267cm" fo:padding-right="0.267cm"/>
    </style:style>
    <style:style style:name="gr36" style:family="graphic" style:parent-style-name="objectwithoutfill">
      <style:graphic-properties svg:stroke-width="0.035cm" svg:stroke-color="#000000" draw:marker-start="Square" draw:marker-start-width="0.252cm" draw:marker-end="Circle" draw:marker-end-width="0.352cm" draw:fill="none" draw:textarea-vertical-align="bottom" fo:padding-top="0.142cm" fo:padding-bottom="0.142cm" fo:padding-left="0.267cm" fo:padding-right="0.267cm"/>
    </style:style>
    <style:style style:name="gr37" style:family="graphic" style:parent-style-name="standard">
      <style:graphic-properties svg:stroke-width="0.081cm" svg:stroke-color="#ed1c24" draw:marker-start-width="0.321cm" draw:marker-end-width="0.321cm" draw:fill-color="#ffffff" draw:textarea-horizontal-align="justify" draw:textarea-vertical-align="middle" draw:auto-grow-height="false" fo:min-height="0.87cm" fo:min-width="2.62cm" fo:padding-top="0.165cm" fo:padding-bottom="0.165cm" fo:padding-left="0.29cm" fo:padding-right="0.2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56cm"/>
    </style:style>
    <style:style style:name="gr39" style:family="graphic" style:parent-style-name="standard">
      <style:graphic-properties svg:stroke-width="0.081cm" svg:stroke-color="#0066b3" draw:marker-start-width="0.321cm" draw:marker-end-width="0.321cm" draw:fill-color="#ffffff" draw:textarea-horizontal-align="justify" draw:textarea-vertical-align="middle" draw:auto-grow-height="false" fo:min-height="0.87cm" fo:min-width="2.62cm" fo:padding-top="0.165cm" fo:padding-bottom="0.165cm" fo:padding-left="0.29cm" fo:padding-right="0.29cm"/>
    </style:style>
    <style:style style:name="gr40" style:family="graphic" style:parent-style-name="objectwithoutfill">
      <style:graphic-properties svg:stroke-width="0.081cm" svg:stroke-color="#ed1c24" draw:marker-start="Square" draw:marker-start-width="0.321cm" draw:marker-end="Circle" draw:marker-end-width="0.421cm" draw:fill="none" draw:textarea-vertical-align="bottom" fo:padding-top="0.165cm" fo:padding-bottom="0.165cm" fo:padding-left="0.29cm" fo:padding-right="0.29cm"/>
    </style:style>
    <style:style style:name="gr41" style:family="graphic" style:parent-style-name="objectwithoutfill">
      <style:graphic-properties svg:stroke-width="0.081cm" svg:stroke-color="#0066b3" draw:marker-start="Square" draw:marker-start-width="0.321cm" draw:marker-end="Circle" draw:marker-end-width="0.421cm" draw:fill="none" draw:textarea-vertical-align="bottom" fo:padding-top="0.165cm" fo:padding-bottom="0.165cm" fo:padding-left="0.29cm" fo:padding-right="0.2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4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53cm"/>
    </style:style>
    <style:style style:name="gr4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16cm" fo:min-width="4.666cm" fo:padding-top="0.142cm" fo:padding-bottom="0.142cm" fo:padding-left="0.267cm" fo:padding-right="0.267cm"/>
    </style:style>
    <style:style style:name="gr47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712cm" fo:min-width="1.569cm"/>
    </style:style>
    <style:style style:name="gr4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16cm" fo:min-width="3.666cm" fo:padding-top="0.142cm" fo:padding-bottom="0.142cm" fo:padding-left="0.267cm" fo:padding-right="0.26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33cm"/>
    </style:style>
    <style:style style:name="gr50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712cm" fo:min-width="1.75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88cm"/>
    </style:style>
    <style:style style:name="gr52" style:family="graphic" style:parent-style-name="objectwithoutfill">
      <style:graphic-properties draw:stroke="solid" svg:stroke-width="0.035cm" svg:stroke-color="#2a6099" draw:marker-start="Square" draw:marker-start-width="0.252cm" draw:marker-end="Circle" draw:marker-end-width="0.352cm" draw:fill="none" draw:textarea-vertical-align="bottom" fo:padding-top="0.142cm" fo:padding-bottom="0.142cm" fo:padding-left="0.267cm" fo:padding-right="0.267cm"/>
    </style:style>
    <style:style style:name="gr5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16cm" fo:min-width="5.966cm" fo:padding-top="0.142cm" fo:padding-bottom="0.142cm" fo:padding-left="0.267cm" fo:padding-right="0.267cm"/>
    </style:style>
    <style:style style:name="gr54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712cm" fo:min-width="1.547cm"/>
    </style:style>
    <style:style style:name="gr55" style:family="graphic" style:parent-style-name="objectwithoutfill">
      <style:graphic-properties draw:stroke="solid" svg:stroke-width="0.035cm" svg:stroke-color="#00a933" draw:marker-start="Square" draw:marker-start-width="0.252cm" draw:marker-end="Circle" draw:marker-end-width="0.352cm" draw:fill="none" draw:textarea-vertical-align="bottom" fo:padding-top="0.142cm" fo:padding-bottom="0.142cm" fo:padding-left="0.267cm" fo:padding-right="0.26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53cm"/>
    </style:style>
    <style:style style:name="gr5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816cm" fo:min-width="2.666cm" fo:padding-top="0.142cm" fo:padding-bottom="0.142cm" fo:padding-left="0.267cm" fo:padding-right="0.267cm"/>
    </style:style>
    <style:style style:name="gr58" style:family="graphic" style:parent-style-name="standard">
      <style:graphic-properties svg:stroke-width="0.035cm" draw:marker-start="Square" draw:marker-start-width="0.252cm" draw:marker-end="Circle" draw:marker-end-width="0.352cm" draw:fill="none" draw:textarea-vertical-align="bottom" fo:padding-top="0.142cm" fo:padding-bottom="0.142cm" fo:padding-left="0.267cm" fo:padding-right="0.267cm"/>
    </style:style>
    <style:style style:name="gr59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712cm" fo:min-width="1.344cm"/>
    </style:style>
    <style:style style:name="gr60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712cm" fo:min-width="1.272cm"/>
    </style:style>
    <style:style style:name="gr61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712cm" fo:min-width="1.378cm"/>
    </style:style>
    <style:style style:name="gr62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712cm" fo:min-width="1.29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margin-top="0cm" fo:margin-bottom="0cm" fo:line-height="115%" fo:text-align="start"/>
    </style:style>
    <style:style style:name="P4" style:family="paragraph">
      <loext:graphic-properties draw:fill="none"/>
      <style:paragraph-properties fo:margin-top="0cm" fo:margin-bottom="0cm" fo:line-height="115%" fo:text-align="start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paragraph-properties fo:text-align="center"/>
      <style:text-properties fo:font-size="18pt"/>
    </style:style>
    <style:style style:name="P9" style:family="paragraph">
      <loext:graphic-properties draw:fill="none" draw:fill-color="#cccccc"/>
      <style:paragraph-properties fo:text-align="center"/>
      <style:text-properties fo:font-size="18pt"/>
    </style:style>
    <style:style style:name="P10" style:family="paragraph">
      <loext:graphic-properties draw:fill="none" draw:fill-color="#ffffff"/>
      <style:paragraph-properties fo:text-align="start"/>
      <style:text-properties fo:font-size="18pt"/>
    </style:style>
    <style:style style:name="P11" style:family="paragraph">
      <style:paragraph-properties fo:text-align="center"/>
      <style:text-properties fo:color="#00a933"/>
    </style:style>
    <style:style style:name="P12" style:family="paragraph">
      <loext:graphic-properties draw:fill="none" draw:fill-color="#cccccc"/>
      <style:paragraph-properties fo:text-align="center"/>
      <style:text-properties fo:color="#00a933" fo:font-size="18pt"/>
    </style:style>
    <style:style style:name="P13" style:family="paragraph">
      <style:paragraph-properties fo:text-align="start"/>
      <style:text-properties fo:font-size="18pt"/>
    </style:style>
    <style:style style:name="P14" style:family="paragraph">
      <style:paragraph-properties fo:text-align="center"/>
      <style:text-properties fo:color="#2a6099"/>
    </style:style>
    <style:style style:name="P15" style:family="paragraph">
      <loext:graphic-properties draw:fill="none" draw:fill-color="#cccccc"/>
      <style:paragraph-properties fo:text-align="center"/>
      <style:text-properties fo:color="#2a6099" fo:font-size="18pt"/>
    </style:style>
    <style:style style:name="P16" style:family="paragraph">
      <loext:graphic-properties draw:fill="none" draw:fill-color="#ffffff"/>
      <style:paragraph-properties fo:text-align="start"/>
    </style:style>
    <style:style style:name="P17" style:family="paragraph">
      <loext:graphic-properties draw:fill="none" draw:fill-color="#ffffff"/>
      <style:text-properties style:font-name="Liberation Sans1"/>
    </style:style>
    <style:style style:name="P18" style:family="paragraph">
      <loext:graphic-properties draw:fill-color="#ffffff"/>
      <style:paragraph-properties fo:text-align="center"/>
      <style:text-properties style:font-name="Liberation Sans1"/>
    </style:style>
    <style:style style:name="P19" style:family="paragraph">
      <loext:graphic-properties draw:fill="none"/>
      <style:paragraph-properties fo:text-align="center"/>
      <style:text-properties style:font-name="Liberation Sans1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/>
    </style:style>
    <style:style style:name="T4" style:family="text">
      <style:text-properties style:font-name="Liberation Sans1"/>
    </style:style>
    <style:style style:name="T5" style:family="text">
      <style:text-properties style:font-name="Liberation Sans1"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font-name="Liberation Sans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style:font-name="Liberation Sans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Overview" draw:style-name="dp1" draw:master-page-name="Standard">
        <draw:custom-shape draw:style-name="gr1" draw:text-style-name="P2" xml:id="id1" draw:id="id1" draw:layer="layout" svg:width="3.2cm" svg:height="2.6cm" svg:x="1.3cm" svg:y="1.3cm">
          <text:p text:style-name="P1">Source</text:p>
          <text:p text:style-name="P1"><text:span text:style-name="T1">Component</text:span></text:p>
          <text:p text:style-name="P1"><text:span text:style-name="T1">Eff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2cm" svg:height="2.6cm" svg:x="9cm" svg:y="1.3cm">
          <text:p text:style-name="P1">Target</text:p>
          <text:p text:style-name="P1"><text:span text:style-name="T1">Reducer</text:span></text:p>
          <text:p text:style-name="P1"><text:span text:style-name="T1">Effect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4.5cm" svg:y1="2.6cm" svg:x2="9cm" svg:y2="2.6cm" draw:start-shape="id1" draw:start-glue-point="1" draw:end-shape="id2" draw:end-glue-point="3" svg:d="M4500 2600h4500" svg:viewBox="0 0 4501 1">
          <text:p text:style-name="P3"><text:span text:style-name="T2">dispatch</text:span></text:p>
        </draw:connector>
        <draw:custom-shape draw:style-name="gr3" draw:text-style-name="P2" xml:id="id3" draw:id="id3" draw:layer="layout" svg:width="3.2cm" svg:height="1.2cm" svg:x="1.3cm" svg:y="5.9cm">
          <text:p text:style-name="P1">Source A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3.2cm" svg:height="1.2cm" svg:x="9cm" svg:y="6.8cm">
          <text:p text:style-name="P1">Target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curve" svg:x1="4.5cm" svg:y1="6.5cm" svg:x2="9cm" svg:y2="7.4cm" draw:start-shape="id3" draw:start-glue-point="1" draw:end-shape="id4" draw:end-glue-point="3" svg:d="M4500 6500c3375 0 1125 900 4500 900" svg:viewBox="0 0 4501 901">
          <text:p/>
        </draw:connector>
        <draw:custom-shape draw:style-name="gr3" draw:text-style-name="P2" xml:id="id5" draw:id="id5" draw:layer="layout" svg:width="3.2cm" svg:height="1.2cm" svg:x="1.3cm" svg:y="7.7cm">
          <text:p text:style-name="P1">Source B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curve" svg:x1="4.5cm" svg:y1="8.3cm" svg:x2="9cm" svg:y2="7.4cm" draw:start-shape="id5" draw:start-glue-point="1" draw:end-shape="id4" draw:end-glue-point="3" svg:d="M4500 8300c3375 0 1125-900 4500-900" svg:viewBox="0 0 4501 901">
          <text:p/>
        </draw:connector>
        <draw:custom-shape draw:style-name="gr3" draw:text-style-name="P2" xml:id="id6" draw:id="id6" draw:layer="layout" svg:width="3.2cm" svg:height="1.2cm" svg:x="1.3cm" svg:y="11.1cm">
          <text:p text:style-name="P1">Source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3.2cm" svg:height="1.2cm" svg:x="9cm" svg:y="10.3cm">
          <text:p text:style-name="P1">Target A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curve" svg:x1="4.5cm" svg:y1="11.7cm" svg:x2="9cm" svg:y2="10.9cm" draw:start-shape="id6" draw:start-glue-point="1" draw:end-shape="id7" draw:end-glue-point="3" svg:d="M4500 11700c3375 0 1125-800 4500-800" svg:viewBox="0 0 4501 801">
          <text:p/>
        </draw:connector>
        <draw:connector draw:style-name="gr4" draw:text-style-name="P5" draw:layer="layout" draw:type="curve" svg:x1="4.5cm" svg:y1="11.7cm" svg:x2="9cm" svg:y2="12.6cm" draw:start-shape="id6" draw:start-glue-point="1" draw:end-shape="id8" draw:end-glue-point="3" svg:d="M4500 11700c3375 0 1125 900 4500 900" svg:viewBox="0 0 4501 901">
          <text:p/>
        </draw:connector>
        <draw:custom-shape draw:style-name="gr3" draw:text-style-name="P2" xml:id="id8" draw:id="id8" draw:layer="layout" svg:width="3.2cm" svg:height="1.2cm" svg:x="9cm" svg:y="12cm">
          <text:p text:style-name="P1">Target B</text:p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3.2cm" svg:height="1.2cm" svg:x="1.3cm" svg:y="15.4cm">
          <text:p text:style-name="P1">Source A</text:p>
          <draw:enhanced-geometry svg:viewBox="0 0 21600 21600" draw:type="rectangle" draw:enhanced-path="M 0 0 L 21600 0 21600 21600 0 21600 0 0 Z N"/>
        </draw:custom-shape>
        <draw:custom-shape draw:style-name="gr5" draw:text-style-name="P2" xml:id="id10" draw:id="id10" draw:layer="layout" svg:width="3.2cm" svg:height="1.2cm" svg:x="7.8cm" svg:y="15.4cm">
          <text:p text:style-name="P1">Target 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4.5cm" svg:y1="16cm" svg:x2="7.8cm" svg:y2="16cm" draw:start-shape="id9" draw:start-glue-point="1" draw:end-shape="id10" draw:end-glue-point="3" svg:d="M4500 16000h3300" svg:viewBox="0 0 3301 1">
          <text:p/>
        </draw:connector>
        <draw:connector draw:style-name="gr4" draw:text-style-name="P5" draw:layer="layout" draw:type="curve" svg:x1="11cm" svg:y1="17.2cm" svg:x2="14.3cm" svg:y2="17.2cm" draw:start-shape="id11" draw:end-shape="id12" draw:end-glue-point="3" svg:d="M11000 17200h3300" svg:viewBox="0 0 3301 1">
          <text:p/>
        </draw:connector>
        <draw:custom-shape draw:style-name="gr3" draw:text-style-name="P2" xml:id="id12" draw:id="id12" draw:layer="layout" svg:width="3.2cm" svg:height="1.2cm" svg:x="14.3cm" svg:y="16.6cm">
          <text:p text:style-name="P1">Target B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6.911cm" svg:height="0.962cm" svg:x="-6.704cm" svg:y="6.9cm">
          <draw:text-box>
            <text:p>Overview-Multi-Source</text:p>
          </draw:text-box>
        </draw:frame>
        <draw:frame draw:style-name="gr7" draw:text-style-name="P6" draw:layer="layout" svg:width="6.666cm" svg:height="0.962cm" svg:x="-6.7cm" svg:y="10.938cm">
          <draw:text-box>
            <text:p>Overview-Multi-Target</text:p>
          </draw:text-box>
        </draw:frame>
        <draw:frame draw:style-name="gr8" draw:text-style-name="P6" draw:layer="layout" svg:width="3.144cm" svg:height="0.962cm" svg:x="-6.9cm" svg:y="2.038cm">
          <draw:text-box>
            <text:p>Overview</text:p>
          </draw:text-box>
        </draw:frame>
        <draw:frame draw:style-name="gr9" draw:text-style-name="P6" draw:layer="layout" svg:width="6.979cm" svg:height="0.962cm" svg:x="-6.81cm" svg:y="15.538cm">
          <draw:text-box>
            <text:p>Overview-Target-Chain</text:p>
          </draw:text-box>
        </draw:frame>
        <draw:frame draw:style-name="gr10" draw:text-style-name="P6" draw:layer="layout" svg:width="2.263cm" svg:height="0.962cm" svg:x="5.637cm" svg:y="1.3cm">
          <draw:text-box>
            <text:p>Action</text:p>
          </draw:text-box>
        </draw:frame>
        <draw:frame draw:style-name="gr11" draw:text-style-name="P6" draw:layer="layout" svg:width="2.826cm" svg:height="0.962cm" svg:x="4.774cm" svg:y="14.4cm">
          <draw:text-box>
            <text:p>Action A</text:p>
          </draw:text-box>
        </draw:frame>
        <draw:frame draw:style-name="gr12" draw:text-style-name="P6" draw:layer="layout" svg:width="2.864cm" svg:height="0.962cm" svg:x="11.2cm" svg:y="14.4cm">
          <draw:text-box>
            <text:p>Action B</text:p>
          </draw:text-box>
        </draw:frame>
        <draw:custom-shape draw:style-name="gr5" draw:text-style-name="P2" xml:id="id11" draw:id="id11" draw:layer="layout" svg:width="3.2cm" svg:height="1.2cm" svg:x="7.8cm" svg:y="16.6cm">
          <text:p text:style-name="P1">Source B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2.115cm" svg:height="0.962cm" svg:x="8.436cm" svg:y="14.4cm">
          <draw:text-box>
            <text:p>Effect</text:p>
          </draw:text-box>
        </draw:frame>
      </draw:page>
      <draw:page draw:name="Events and commands" draw:style-name="dp1" draw:master-page-name="Standard">
        <draw:frame draw:style-name="gr14" draw:text-style-name="P7" draw:layer="layout" svg:width="6.484cm" svg:height="0.962cm" svg:x="-6.384cm" svg:y="0.838cm">
          <draw:text-box>
            <text:p><text:span text:style-name="T3">Command</text:span></text:p>
          </draw:text-box>
        </draw:frame>
        <draw:frame draw:style-name="gr15" draw:text-style-name="P7" draw:layer="layout" svg:width="6.06cm" svg:height="0.962cm" svg:x="-6.26cm" svg:y="9.1cm">
          <draw:text-box>
            <text:p><text:span text:style-name="T3">Event</text:span></text:p>
          </draw:text-box>
        </draw:frame>
        <draw:custom-shape draw:style-name="gr5" draw:text-style-name="P8" xml:id="id13" draw:id="id13" draw:layer="layout" svg:width="3.2cm" svg:height="1.2cm" svg:x="1.709cm" svg:y="10.499cm">
          <text:p text:style-name="P1"><text:span text:style-name="T3">Source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14" draw:id="id14" draw:layer="layout" svg:width="3.2cm" svg:height="1.2cm" svg:x="9.609cm" svg:y="14.026cm">
          <text:p text:style-name="P1"><text:span text:style-name="T3">Target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curve" svg:x1="4.909cm" svg:y1="11.099cm" svg:x2="9.609cm" svg:y2="14.626cm" draw:start-shape="id13" draw:start-glue-point="1" draw:end-shape="id14" draw:end-glue-point="3" svg:d="M4909 11099c3525 0 1175 3527 4700 3527" svg:viewBox="0 0 4701 3528">
          <text:p/>
        </draw:connector>
        <draw:frame draw:style-name="gr16" draw:text-style-name="P9" draw:layer="layout" svg:width="2.547cm" svg:height="1.673cm" svg:x="5.962cm" svg:y="9.453cm">
          <draw:text-box>
            <text:p text:style-name="P1"><text:span text:style-name="T3">Action</text:span></text:p>
            <text:p text:style-name="P1"><text:span text:style-name="T3">(Event)</text:span></text:p>
          </draw:text-box>
        </draw:frame>
        <draw:custom-shape draw:style-name="gr17" draw:text-style-name="P10" xml:id="id16" draw:id="id16" draw:layer="layout" svg:width="9.1cm" svg:height="3.8cm" svg:x="1.509cm" svg:y="9.226cm">
          <text:p><text:span text:style-name="T3"/></text:p>
          <draw:enhanced-geometry svg:viewBox="0 0 21600 21600" draw:type="rectangle" draw:enhanced-path="M 0 0 L 21600 0 21600 21600 0 21600 0 0 Z N"/>
        </draw:custom-shape>
        <draw:custom-shape draw:style-name="gr18" draw:text-style-name="P10" xml:id="id15" draw:id="id15" draw:layer="layout" svg:width="4.6cm" svg:height="2.2cm" svg:x="8.709cm" svg:y="13.526cm">
          <text:p/>
          <draw:enhanced-geometry svg:viewBox="0 0 21600 21600" draw:type="rectangle" draw:enhanced-path="M 0 0 L 21600 0 21600 21600 0 21600 0 0 Z N"/>
        </draw:custom-shape>
        <draw:connector draw:style-name="gr19" draw:text-style-name="P5" draw:layer="layout" draw:type="curve" svg:x1="13.309cm" svg:y1="14.626cm" svg:x2="10.609cm" svg:y2="11.126cm" draw:start-shape="id15" draw:start-glue-point="1" draw:end-shape="id16" draw:end-glue-point="1" svg:d="M13309 14626c777 0 2127-3500-2700-3500" svg:viewBox="0 0 3485 3501">
          <text:p/>
        </draw:connector>
        <draw:frame draw:style-name="gr16" draw:text-style-name="P9" draw:layer="layout" svg:width="2.928cm" svg:height="1.673cm" svg:x="10.909cm" svg:y="9.453cm">
          <draw:text-box>
            <text:p text:style-name="P1"><text:span text:style-name="T3">depends</text:span></text:p>
            <text:p text:style-name="P1"><text:span text:style-name="T3">on</text:span></text:p>
          </draw:text-box>
        </draw:frame>
        <draw:custom-shape draw:style-name="gr5" draw:text-style-name="P8" xml:id="id17" draw:id="id17" draw:layer="layout" svg:width="3.2cm" svg:height="1.2cm" svg:x="2.1cm" svg:y="6.373cm">
          <text:p text:style-name="P1"><text:span text:style-name="T3">Source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18" draw:id="id18" draw:layer="layout" svg:width="3.2cm" svg:height="1.2cm" svg:x="10.4cm" svg:y="2.7cm">
          <text:p text:style-name="P1"><text:span text:style-name="T3">Target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curve" svg:x1="5.3cm" svg:y1="6.973cm" svg:x2="10.4cm" svg:y2="3.3cm" draw:start-shape="id17" draw:start-glue-point="1" draw:end-shape="id18" draw:end-glue-point="3" svg:d="M5300 6973c3825 0 1275-3673 5100-3673" svg:viewBox="0 0 5101 3674">
          <text:p/>
        </draw:connector>
        <draw:frame draw:style-name="gr16" draw:text-style-name="P9" draw:layer="layout" svg:width="3.846cm" svg:height="1.673cm" svg:x="5.654cm" svg:y="1.427cm">
          <draw:text-box>
            <text:p text:style-name="P1"><text:span text:style-name="T3">Action</text:span></text:p>
            <text:p text:style-name="P1"><text:span text:style-name="T3">(Command)</text:span></text:p>
          </draw:text-box>
        </draw:frame>
        <draw:custom-shape draw:style-name="gr20" draw:text-style-name="P10" xml:id="id19" draw:id="id19" draw:layer="layout" svg:width="5.4cm" svg:height="2.8cm" svg:x="1.9cm" svg:y="5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xml:id="id20" draw:id="id20" draw:layer="layout" svg:width="9.7cm" svg:height="3.1cm" svg:x="4.4cm" svg:y="1.1cm">
          <text:p/>
          <draw:enhanced-geometry svg:viewBox="0 0 21600 21600" draw:type="rectangle" draw:enhanced-path="M 0 0 L 21600 0 21600 21600 0 21600 0 0 Z N"/>
        </draw:custom-shape>
        <draw:connector draw:style-name="gr19" draw:text-style-name="P5" draw:layer="layout" draw:type="curve" svg:x1="1.9cm" svg:y1="6.6cm" svg:x2="4.4cm" svg:y2="2.65cm" draw:start-shape="id19" draw:end-shape="id20" draw:end-glue-point="3" svg:d="M1900 6600c-777 0-2027-3950 2500-3950" svg:viewBox="0 0 3269 3951">
          <text:p/>
        </draw:connector>
        <draw:frame draw:style-name="gr16" draw:text-style-name="P9" draw:layer="layout" svg:width="2.928cm" svg:height="1.673cm" svg:x="1.1cm" svg:y="1.127cm">
          <draw:text-box>
            <text:p text:style-name="P1"><text:span text:style-name="T3">depends</text:span></text:p>
            <text:p text:style-name="P1"><text:span text:style-name="T3">on</text:span></text:p>
          </draw:text-box>
        </draw:frame>
        <draw:frame draw:style-name="gr22" draw:text-style-name="P9" draw:layer="layout" svg:width="2.297cm" svg:height="0.962cm" svg:x="4.609cm" svg:y="11.864cm">
          <draw:text-box>
            <text:p text:style-name="P1"><text:span text:style-name="T3">trigger</text:span></text:p>
          </draw:text-box>
        </draw:frame>
        <draw:frame draw:style-name="gr22" draw:text-style-name="P9" draw:layer="layout" svg:width="1.628cm" svg:height="0.962cm" svg:x="5.572cm" svg:y="5.5cm">
          <draw:text-box>
            <text:p text:style-name="P1"><text:span text:style-name="T3">call</text:span></text:p>
          </draw:text-box>
        </draw:frame>
      </draw:page>
      <draw:page draw:name="page3" draw:style-name="dp1" draw:master-page-name="Standard">
        <draw:custom-shape draw:style-name="gr23" draw:text-style-name="P8" xml:id="id21" draw:id="id21" draw:layer="layout" svg:width="3.2cm" svg:height="2.412cm" svg:x="2.072cm" svg:y="4.888cm">
          <draw:glue-point draw:id="4" svg:x="5.056cm" svg:y="-2.462cm"/>
          <draw:glue-point draw:id="5" svg:x="5.056cm" svg:y="2.512cm"/>
          <text:p text:style-name="P1"><text:span text:style-name="T3">Vali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22" draw:id="id22" draw:layer="layout" svg:width="3.2cm" svg:height="1.2cm" svg:x="17.7cm" svg:y="4.288cm">
          <text:p text:style-name="P1"><text:span text:style-name="T3">Show</text:span></text:p>
          <draw:enhanced-geometry svg:viewBox="0 0 21600 21600" draw:type="rectangle" draw:enhanced-path="M 0 0 L 21600 0 21600 21600 0 21600 0 0 Z N"/>
        </draw:custom-shape>
        <draw:connector draw:style-name="gr24" draw:text-style-name="P5" draw:layer="layout" draw:type="curve" svg:x1="5.272cm" svg:y1="5.501cm" svg:x2="17.7cm" svg:y2="4.888cm" draw:start-shape="id21" draw:start-glue-point="4" draw:end-shape="id22" draw:end-glue-point="3" svg:d="M5272 5501c9321 0 3107-613 12428-613" svg:viewBox="0 0 12429 614">
          <text:p/>
        </draw:connector>
        <draw:frame draw:style-name="gr16" draw:text-style-name="P12" draw:layer="layout" svg:width="4.617cm" svg:height="1.673cm" svg:x="12.8cm" svg:y="2.788cm">
          <draw:text-box>
            <text:p text:style-name="P11"><text:span text:style-name="T3">DisplayBanner</text:span></text:p>
            <text:p text:style-name="P11"><text:span text:style-name="T3">(Command)</text:span></text:p>
          </draw:text-box>
        </draw:frame>
        <draw:custom-shape draw:style-name="gr25" draw:text-style-name="P10" xml:id="id24" draw:id="id24" draw:layer="layout" svg:width="9.384cm" svg:height="11.612cm" svg:x="1.816cm" svg:y="1.488cm">
          <text:p text:style-name="P13">SendSamples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8.6cm" svg:height="7.3cm" svg:x="12.6cm" svg:y="1.488cm">
          <text:p text:style-name="P13">Banner</text:p>
          <draw:enhanced-geometry svg:viewBox="0 0 21600 21600" draw:type="rectangle" draw:enhanced-path="M 0 0 L 21600 0 21600 21600 0 21600 0 0 Z N"/>
        </draw:custom-shape>
        <draw:frame draw:style-name="gr27" draw:text-style-name="P9" draw:layer="layout" svg:width="6.306cm" svg:height="0.962cm" svg:x="8.9cm" svg:y="-0.3cm">
          <draw:text-box>
            <text:p text:style-name="P1"><text:span text:style-name="T3">Circular dependency</text:span></text:p>
          </draw:text-box>
        </draw:frame>
        <draw:frame draw:style-name="gr28" draw:text-style-name="P12" draw:layer="layout" svg:width="1.628cm" svg:height="0.962cm" svg:x="5.4cm" svg:y="4.488cm">
          <draw:text-box>
            <text:p text:style-name="P11"><text:span text:style-name="T3">call</text:span></text:p>
          </draw:text-box>
        </draw:frame>
        <draw:frame draw:style-name="gr15" draw:text-style-name="P7" draw:layer="layout" svg:width="10.501cm" svg:height="0.962cm" svg:x="-10.601cm" svg:y="2.138cm">
          <draw:text-box>
            <text:p><text:span text:style-name="T3">Event-Command-Problem-Example</text:span></text:p>
          </draw:text-box>
        </draw:frame>
        <draw:frame draw:style-name="gr22" draw:text-style-name="P9" draw:layer="layout" svg:width="2.115cm" svg:height="0.962cm" svg:x="2.685cm" svg:y="3.788cm">
          <draw:text-box>
            <text:p text:style-name="P1"><text:span text:style-name="T3">Effect</text:span></text:p>
          </draw:text-box>
        </draw:frame>
        <draw:frame draw:style-name="gr22" draw:text-style-name="P9" draw:layer="layout" svg:width="2.894cm" svg:height="0.962cm" svg:x="17.906cm" svg:y="3.088cm">
          <draw:text-box>
            <text:p text:style-name="P1"><text:span text:style-name="T3">Reducer</text:span></text:p>
          </draw:text-box>
        </draw:frame>
        <draw:custom-shape draw:style-name="gr5" draw:text-style-name="P8" xml:id="id23" draw:id="id23" draw:layer="layout" svg:width="3.2cm" svg:height="1.2cm" svg:x="17.7cm" svg:y="5.488cm">
          <text:p text:style-name="P1"><text:span text:style-name="T3">Hide</text:span></text:p>
          <draw:enhanced-geometry svg:viewBox="0 0 21600 21600" draw:type="rectangle" draw:enhanced-path="M 0 0 L 21600 0 21600 21600 0 21600 0 0 Z N"/>
        </draw:custom-shape>
        <draw:frame draw:style-name="gr29" draw:text-style-name="P15" draw:layer="layout" svg:width="5.138cm" svg:height="1.973cm" svg:x="5.6cm" svg:y="11.127cm">
          <draw:text-box>
            <text:p text:style-name="P14"><text:span text:style-name="T3">ValidateSuccess</text:span></text:p>
            <text:p text:style-name="P14"><text:span text:style-name="T3">(Event)</text:span></text:p>
          </draw:text-box>
        </draw:frame>
        <draw:connector draw:style-name="gr30" draw:text-style-name="P5" draw:layer="layout" draw:type="curve" svg:x1="5.272cm" svg:y1="6.699cm" svg:x2="17.7cm" svg:y2="6.088cm" draw:start-shape="id21" draw:start-glue-point="5" draw:end-shape="id23" svg:d="M5272 6699c9321 0 3107-611 12428-611" svg:viewBox="0 0 12429 612">
          <text:p/>
        </draw:connector>
        <draw:connector draw:style-name="gr31" draw:text-style-name="P5" draw:layer="layout" draw:type="curve" svg:x1="6.508cm" svg:y1="1.488cm" svg:x2="17.018cm" svg:y2="1.587cm" draw:start-shape="id24" draw:start-glue-point="0" svg:d="M6508 1488c0-777 10510-826 10510 99" svg:viewBox="0 0 10511 689">
          <text:p/>
        </draw:connector>
        <draw:frame draw:style-name="gr32" draw:text-style-name="P15" draw:layer="layout" svg:width="2.3cm" svg:height="0.962cm" svg:x="5.4cm" svg:y="5.7cm">
          <draw:text-box>
            <text:p text:style-name="P14"><text:span text:style-name="T3">trigger</text:span></text:p>
          </draw:text-box>
        </draw:frame>
        <draw:custom-shape draw:style-name="gr5" draw:text-style-name="P8" xml:id="id25" draw:id="id25" draw:layer="layout" svg:width="3.2cm" svg:height="1.2cm" svg:x="1.856cm" svg:y="19.9cm">
          <text:p text:style-name="P1"><text:span text:style-name="T3">Vali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26" draw:id="id26" draw:layer="layout" svg:width="3.2cm" svg:height="1.2cm" svg:x="17.5cm" svg:y="17.7cm">
          <text:p text:style-name="P1"><text:span text:style-name="T3">Show</text:span></text:p>
          <draw:enhanced-geometry svg:viewBox="0 0 21600 21600" draw:type="rectangle" draw:enhanced-path="M 0 0 L 21600 0 21600 21600 0 21600 0 0 Z N"/>
        </draw:custom-shape>
        <draw:connector draw:style-name="gr24" draw:text-style-name="P5" draw:layer="layout" draw:type="curve" svg:x1="5.056cm" svg:y1="20.5cm" svg:x2="17.5cm" svg:y2="18.3cm" draw:start-shape="id25" draw:start-glue-point="1" draw:end-shape="id26" draw:end-glue-point="3" svg:d="M5056 20500c9333 0 3111-2200 12444-2200" svg:viewBox="0 0 12445 2201">
          <text:p/>
        </draw:connector>
        <draw:frame draw:style-name="gr16" draw:text-style-name="P12" draw:layer="layout" svg:width="4.617cm" svg:height="1.673cm" svg:x="12.6cm" svg:y="16.2cm">
          <draw:text-box>
            <text:p text:style-name="P11"><text:span text:style-name="T3">DisplayBanner</text:span></text:p>
            <text:p text:style-name="P11"><text:span text:style-name="T3">(Command)</text:span></text:p>
          </draw:text-box>
        </draw:frame>
        <draw:custom-shape draw:style-name="gr33" draw:text-style-name="P10" draw:layer="layout" svg:width="6.084cm" svg:height="5.8cm" svg:x="1.6cm" svg:y="16.5cm">
          <text:p text:style-name="P13">SendSamples</text:p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8.6cm" svg:height="4.5cm" svg:x="12.4cm" svg:y="14.9cm">
          <text:p text:style-name="P13">Banner</text:p>
          <draw:enhanced-geometry svg:viewBox="0 0 21600 21600" draw:type="rectangle" draw:enhanced-path="M 0 0 L 21600 0 21600 21600 0 21600 0 0 Z N"/>
        </draw:custom-shape>
        <draw:frame draw:style-name="gr28" draw:text-style-name="P12" draw:layer="layout" svg:width="1.628cm" svg:height="0.962cm" svg:x="5.184cm" svg:y="19.5cm">
          <draw:text-box>
            <text:p text:style-name="P11"><text:span text:style-name="T3">call</text:span></text:p>
          </draw:text-box>
        </draw:frame>
        <draw:frame draw:style-name="gr15" draw:text-style-name="P7" draw:layer="layout" svg:width="10.429cm" svg:height="0.962cm" svg:x="-10.5cm" svg:y="15.15cm">
          <draw:text-box>
            <text:p><text:span text:style-name="T3">Event-Command-Solution-Example</text:span></text:p>
          </draw:text-box>
        </draw:frame>
        <draw:frame draw:style-name="gr22" draw:text-style-name="P9" draw:layer="layout" svg:width="2.115cm" svg:height="0.962cm" svg:x="2.469cm" svg:y="18.8cm">
          <draw:text-box>
            <text:p text:style-name="P1"><text:span text:style-name="T3">Effect</text:span></text:p>
          </draw:text-box>
        </draw:frame>
        <draw:frame draw:style-name="gr22" draw:text-style-name="P9" draw:layer="layout" svg:width="2.894cm" svg:height="0.962cm" svg:x="17.706cm" svg:y="16.5cm">
          <draw:text-box>
            <text:p text:style-name="P1"><text:span text:style-name="T3">Reducer</text:span></text:p>
          </draw:text-box>
        </draw:frame>
        <draw:frame draw:style-name="gr29" draw:text-style-name="P15" draw:layer="layout" svg:width="4.481cm" svg:height="1.973cm" svg:x="12.5cm" svg:y="20.827cm">
          <draw:text-box>
            <text:p text:style-name="P14"><text:span text:style-name="T3">StoreSamples</text:span></text:p>
            <text:p text:style-name="P14"><text:span text:style-name="T3">(Command)</text:span></text:p>
          </draw:text-box>
        </draw:frame>
        <draw:connector draw:style-name="gr30" draw:text-style-name="P5" draw:layer="layout" draw:type="curve" svg:x1="5.056cm" svg:y1="20.5cm" svg:x2="17.5cm" svg:y2="23cm" draw:start-shape="id25" draw:start-glue-point="1" draw:end-shape="id27" draw:end-glue-point="3" svg:d="M5056 20500c9333 0 3111 2500 12444 2500" svg:viewBox="0 0 12445 2501">
          <text:p/>
        </draw:connector>
        <draw:frame draw:style-name="gr22" draw:text-style-name="P15" draw:layer="layout" svg:width="1.628cm" svg:height="0.962cm" svg:x="5.187cm" svg:y="20.638cm">
          <draw:text-box>
            <text:p text:style-name="P14"><text:span text:style-name="T3">call</text:span></text:p>
          </draw:text-box>
        </draw:frame>
        <draw:custom-shape draw:style-name="gr34" draw:text-style-name="P10" draw:layer="layout" svg:width="8.6cm" svg:height="4.5cm" svg:x="12.4cm" svg:y="19.8cm">
          <text:p text:style-name="P13">Samples</text:p>
          <draw:enhanced-geometry svg:viewBox="0 0 21600 21600" draw:type="rectangle" draw:enhanced-path="M 0 0 L 21600 0 21600 21600 0 21600 0 0 Z N"/>
        </draw:custom-shape>
        <draw:custom-shape draw:style-name="gr5" draw:text-style-name="P8" xml:id="id27" draw:id="id27" draw:layer="layout" svg:width="3.2cm" svg:height="1.2cm" svg:x="17.5cm" svg:y="22.4cm">
          <text:p text:style-name="P1"><text:span text:style-name="T3">Store</text:span></text:p>
          <draw:enhanced-geometry svg:viewBox="0 0 21600 21600" draw:type="rectangle" draw:enhanced-path="M 0 0 L 21600 0 21600 21600 0 21600 0 0 Z N"/>
        </draw:custom-shape>
        <draw:frame draw:style-name="gr22" draw:text-style-name="P9" draw:layer="layout" svg:width="2.894cm" svg:height="0.962cm" svg:x="17.706cm" svg:y="21.2cm">
          <draw:text-box>
            <text:p text:style-name="P1"><text:span text:style-name="T3">Reducer</text:span></text:p>
          </draw:text-box>
        </draw:frame>
        <draw:custom-shape draw:style-name="gr35" draw:text-style-name="P10" draw:layer="layout" svg:width="5.4cm" svg:height="4.3cm" svg:x="12.6cm" svg:y="9cm">
          <text:p text:style-name="P13">Samples</text:p>
          <draw:enhanced-geometry svg:viewBox="0 0 21600 21600" draw:type="rectangle" draw:enhanced-path="M 0 0 L 21600 0 21600 21600 0 21600 0 0 Z N"/>
        </draw:custom-shape>
        <draw:custom-shape draw:style-name="gr5" draw:text-style-name="P8" xml:id="id28" draw:id="id28" draw:layer="layout" svg:width="3.2cm" svg:height="1.2cm" svg:x="13.8cm" svg:y="11.4cm">
          <text:p text:style-name="P1"><text:span text:style-name="T3">Store</text:span></text:p>
          <draw:enhanced-geometry svg:viewBox="0 0 21600 21600" draw:type="rectangle" draw:enhanced-path="M 0 0 L 21600 0 21600 21600 0 21600 0 0 Z N"/>
        </draw:custom-shape>
        <draw:frame draw:style-name="gr22" draw:text-style-name="P9" draw:layer="layout" svg:width="2.894cm" svg:height="0.962cm" svg:x="14.006cm" svg:y="10.2cm">
          <draw:text-box>
            <text:p text:style-name="P1"><text:span text:style-name="T3">Reducer</text:span></text:p>
          </draw:text-box>
        </draw:frame>
        <draw:connector draw:style-name="gr30" draw:text-style-name="P5" draw:layer="layout" draw:type="curve" svg:x1="5.272cm" svg:y1="6.699cm" svg:x2="13.8cm" svg:y2="12cm" draw:start-shape="id21" draw:start-glue-point="5" draw:end-shape="id28" draw:end-glue-point="3" svg:d="M5272 6699c6396 0 2132 5301 8528 5301" svg:viewBox="0 0 8529 5302">
          <text:p/>
        </draw:connector>
      </draw:page>
      <draw:page draw:name="Problems" draw:style-name="dp1" draw:master-page-name="Standard">
        <draw:custom-shape draw:style-name="gr5" draw:text-style-name="P8" xml:id="id29" draw:id="id29" draw:layer="layout" svg:width="3.2cm" svg:height="1.2cm" svg:x="1.9cm" svg:y="1.7cm">
          <text:p text:style-name="P1"><text:span text:style-name="T3">Source A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30" draw:id="id30" draw:layer="layout" svg:width="3.2cm" svg:height="1.2cm" svg:x="9.6cm" svg:y="1.7cm">
          <text:p text:style-name="P1"><text:span text:style-name="T3">Target A</text:span></text:p>
          <draw:enhanced-geometry svg:viewBox="0 0 21600 21600" draw:type="rectangle" draw:enhanced-path="M 0 0 L 21600 0 21600 21600 0 21600 0 0 Z N"/>
        </draw:custom-shape>
        <draw:connector draw:style-name="gr36" draw:text-style-name="P5" draw:layer="layout" draw:type="curve" svg:x1="5.1cm" svg:y1="2.3cm" svg:x2="9.6cm" svg:y2="2.3cm" draw:start-shape="id29" draw:start-glue-point="1" draw:end-shape="id30" draw:end-glue-point="3" svg:d="M5100 2300h4500" svg:viewBox="0 0 4501 1">
          <text:p/>
        </draw:connector>
        <draw:connector draw:style-name="gr36" draw:text-style-name="P5" draw:layer="layout" draw:type="curve" svg:x1="5.1cm" svg:y1="2.3cm" svg:x2="9.6cm" svg:y2="4cm" draw:start-shape="id29" draw:start-glue-point="1" draw:end-shape="id31" draw:end-glue-point="3" svg:d="M5100 2300c3358 0 1109 1700 4500 1700" svg:viewBox="0 0 4501 1701">
          <text:p/>
        </draw:connector>
        <draw:custom-shape draw:style-name="gr37" draw:text-style-name="P8" xml:id="id31" draw:id="id31" draw:layer="layout" svg:width="3.2cm" svg:height="1.2cm" svg:x="9.6cm" svg:y="3.4cm">
          <text:p text:style-name="P1"><text:span text:style-name="T3">Target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7" draw:layer="layout" svg:width="6.556cm" svg:height="0.962cm" svg:x="-6.31cm" svg:y="2.038cm">
          <draw:text-box>
            <text:p><text:span text:style-name="T3">New-Source-Problem</text:span></text:p>
          </draw:text-box>
        </draw:frame>
        <draw:custom-shape draw:style-name="gr39" draw:text-style-name="P8" draw:layer="layout" svg:width="3.2cm" svg:height="1.2cm" svg:x="1.9cm" svg:y="3.4cm">
          <text:p text:style-name="P1"><text:span text:style-name="T3">Source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5" draw:layer="layout" draw:type="curve" svg:x1="5.144cm" svg:y1="4cm" svg:x2="9.644cm" svg:y2="4cm" svg:d="M5144 4000h4500" svg:viewBox="0 0 4501 1">
          <text:p/>
        </draw:connector>
        <draw:connector draw:style-name="gr41" draw:text-style-name="P5" draw:layer="layout" draw:type="curve" svg:x1="5.144cm" svg:y1="4cm" svg:x2="9.644cm" svg:y2="2.3cm" svg:d="M5144 4000c3375 0 1125-1700 4500-1700" svg:viewBox="0 0 4501 1701">
          <text:p/>
        </draw:connector>
        <draw:frame draw:style-name="gr42" draw:text-style-name="P7" draw:layer="layout" svg:width="6.31cm" svg:height="0.962cm" svg:x="-6.456cm" svg:y="5.938cm">
          <draw:text-box>
            <text:p><text:span text:style-name="T3">New-Target-Problem</text:span></text:p>
          </draw:text-box>
        </draw:frame>
        <draw:custom-shape draw:style-name="gr5" draw:text-style-name="P8" xml:id="id32" draw:id="id32" draw:layer="layout" svg:width="3.2cm" svg:height="1.2cm" svg:x="1.9cm" svg:y="5.4cm">
          <text:p text:style-name="P1"><text:span text:style-name="T3">Source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33" draw:id="id33" draw:layer="layout" svg:width="3.2cm" svg:height="1.2cm" svg:x="9.6cm" svg:y="5.4cm">
          <text:p text:style-name="P1"><text:span text:style-name="T3">Target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5" draw:layer="layout" draw:type="curve" svg:x1="5.1cm" svg:y1="6cm" svg:x2="9.6cm" svg:y2="6cm" draw:start-shape="id32" draw:start-glue-point="1" draw:end-shape="id33" draw:end-glue-point="3" svg:d="M5100 6000h4500" svg:viewBox="0 0 4501 1">
          <text:p/>
        </draw:connector>
        <draw:connector draw:style-name="gr41" draw:text-style-name="P5" draw:layer="layout" draw:type="curve" svg:x1="5.144cm" svg:y1="6cm" svg:x2="9.644cm" svg:y2="7.7cm" svg:d="M5144 6000c3375 0 1125 1700 4500 1700" svg:viewBox="0 0 4501 1701">
          <text:p/>
        </draw:connector>
        <draw:custom-shape draw:style-name="gr39" draw:text-style-name="P8" xml:id="id35" draw:id="id35" draw:layer="layout" svg:width="3.2cm" svg:height="1.2cm" svg:x="9.6cm" svg:y="7.1cm">
          <text:p text:style-name="P1"><text:span text:style-name="T3">Target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8" xml:id="id34" draw:id="id34" draw:layer="layout" svg:width="3.2cm" svg:height="1.2cm" svg:x="1.9cm" svg:y="7.1cm">
          <text:p text:style-name="P1"><text:span text:style-name="T3">Source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5" draw:layer="layout" draw:type="curve" svg:x1="5.1cm" svg:y1="7.7cm" svg:x2="9.6cm" svg:y2="7.7cm" draw:start-shape="id34" draw:end-shape="id35" draw:end-glue-point="3" svg:d="M5100 7700h4500" svg:viewBox="0 0 4501 1">
          <text:p/>
        </draw:connector>
        <draw:connector draw:style-name="gr36" draw:text-style-name="P5" draw:layer="layout" draw:type="curve" svg:x1="5.1cm" svg:y1="7.7cm" svg:x2="9.6cm" svg:y2="6cm" draw:start-shape="id34" draw:end-shape="id33" draw:end-glue-point="3" svg:d="M5100 7700c3393 0 1143-1700 4500-1700" svg:viewBox="0 0 4501 1701">
          <text:p/>
        </draw:connector>
      </draw:page>
      <draw:page draw:name="Actions" draw:style-name="dp1" draw:master-page-name="Standard">
        <draw:frame draw:style-name="gr15" draw:text-style-name="P6" draw:layer="layout" svg:width="6.06cm" svg:height="0.962cm" svg:x="-6.201cm" svg:y="1.509cm">
          <draw:text-box>
            <text:p>Single-Source</text:p>
          </draw:text-box>
        </draw:frame>
        <draw:custom-shape draw:style-name="gr5" draw:text-style-name="P2" xml:id="id36" draw:id="id36" draw:layer="layout" svg:width="3.2cm" svg:height="1.2cm" svg:x="2.109cm" svg:y="2.009cm">
          <text:p text:style-name="P1">Source</text:p>
          <draw:enhanced-geometry svg:viewBox="0 0 21600 21600" draw:type="rectangle" draw:enhanced-path="M 0 0 L 21600 0 21600 21600 0 21600 0 0 Z N"/>
        </draw:custom-shape>
        <draw:custom-shape draw:style-name="gr5" draw:text-style-name="P2" xml:id="id37" draw:id="id37" draw:layer="layout" svg:width="3.2cm" svg:height="1.2cm" svg:x="9.809cm" svg:y="2.009cm">
          <text:p text:style-name="P1">Target A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curve" svg:x1="5.309cm" svg:y1="2.609cm" svg:x2="9.809cm" svg:y2="2.609cm" draw:start-shape="id36" draw:start-glue-point="1" draw:end-shape="id37" draw:end-glue-point="3" svg:d="M5309 2609h4500" svg:viewBox="0 0 4501 1">
          <text:p/>
        </draw:connector>
        <draw:connector draw:style-name="gr4" draw:text-style-name="P5" draw:layer="layout" draw:type="curve" svg:x1="5.309cm" svg:y1="2.609cm" svg:x2="9.809cm" svg:y2="4.309cm" draw:start-shape="id36" draw:start-glue-point="1" draw:end-shape="id38" draw:end-glue-point="3" svg:d="M5309 2609c3375 0 1125 1700 4500 1700" svg:viewBox="0 0 4501 1701">
          <text:p/>
        </draw:connector>
        <draw:custom-shape draw:style-name="gr5" draw:text-style-name="P2" xml:id="id38" draw:id="id38" draw:layer="layout" svg:width="3.2cm" svg:height="1.2cm" svg:x="9.809cm" svg:y="3.709cm">
          <text:p text:style-name="P1">Target B</text:p>
          <draw:enhanced-geometry svg:viewBox="0 0 21600 21600" draw:type="rectangle" draw:enhanced-path="M 0 0 L 21600 0 21600 21600 0 21600 0 0 Z N"/>
        </draw:custom-shape>
        <draw:frame draw:style-name="gr43" draw:text-style-name="P6" draw:layer="layout" svg:width="5.641cm" svg:height="0.962cm" svg:x="-6.098cm" svg:y="5.847cm">
          <draw:text-box>
            <text:p>Multi-Source</text:p>
          </draw:text-box>
        </draw:frame>
        <draw:custom-shape draw:style-name="gr5" draw:text-style-name="P2" xml:id="id39" draw:id="id39" draw:layer="layout" svg:width="3.2cm" svg:height="1.2cm" svg:x="2.109cm" svg:y="6.209cm">
          <text:p text:style-name="P1">Source A</text:p>
          <draw:enhanced-geometry svg:viewBox="0 0 21600 21600" draw:type="rectangle" draw:enhanced-path="M 0 0 L 21600 0 21600 21600 0 21600 0 0 Z N"/>
        </draw:custom-shape>
        <draw:custom-shape draw:style-name="gr5" draw:text-style-name="P2" xml:id="id40" draw:id="id40" draw:layer="layout" svg:width="3.2cm" svg:height="1.2cm" svg:x="9.809cm" svg:y="6.209cm">
          <text:p text:style-name="P1">Target A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curve" svg:x1="5.309cm" svg:y1="6.809cm" svg:x2="9.809cm" svg:y2="6.809cm" draw:start-shape="id39" draw:start-glue-point="1" draw:end-shape="id40" draw:end-glue-point="3" svg:d="M5309 6809h4500" svg:viewBox="0 0 4501 1">
          <text:p/>
        </draw:connector>
        <draw:connector draw:style-name="gr4" draw:text-style-name="P5" draw:layer="layout" draw:type="curve" svg:x1="5.309cm" svg:y1="6.809cm" svg:x2="9.809cm" svg:y2="8.509cm" draw:start-shape="id39" draw:start-glue-point="1" draw:end-shape="id41" draw:end-glue-point="3" svg:d="M5309 6809c3375 0 1125 1700 4500 1700" svg:viewBox="0 0 4501 1701">
          <text:p/>
        </draw:connector>
        <draw:custom-shape draw:style-name="gr5" draw:text-style-name="P2" xml:id="id41" draw:id="id41" draw:layer="layout" svg:width="3.2cm" svg:height="1.2cm" svg:x="9.809cm" svg:y="7.909cm">
          <text:p text:style-name="P1">Target B</text:p>
          <draw:enhanced-geometry svg:viewBox="0 0 21600 21600" draw:type="rectangle" draw:enhanced-path="M 0 0 L 21600 0 21600 21600 0 21600 0 0 Z N"/>
        </draw:custom-shape>
        <draw:custom-shape draw:style-name="gr5" draw:text-style-name="P2" xml:id="id42" draw:id="id42" draw:layer="layout" svg:width="3.2cm" svg:height="1.2cm" svg:x="2.109cm" svg:y="7.909cm">
          <text:p text:style-name="P1">Source B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curve" svg:x1="5.309cm" svg:y1="8.509cm" svg:x2="9.809cm" svg:y2="8.509cm" draw:start-shape="id42" draw:start-glue-point="1" draw:end-shape="id41" svg:d="M5309 8509h4500" svg:viewBox="0 0 4501 1">
          <text:p/>
        </draw:connector>
        <draw:connector draw:style-name="gr4" draw:text-style-name="P5" draw:layer="layout" draw:type="curve" svg:x1="5.309cm" svg:y1="8.509cm" svg:x2="9.809cm" svg:y2="6.809cm" draw:start-shape="id42" draw:start-glue-point="1" draw:end-shape="id40" draw:end-glue-point="3" svg:d="M5309 8509c3375 0 1125-1700 4500-1700" svg:viewBox="0 0 4501 1701">
          <text:p/>
        </draw:connector>
        <draw:frame draw:style-name="gr44" draw:text-style-name="P6" draw:layer="layout" svg:width="5.396cm" svg:height="0.962cm" svg:x="-6.137cm" svg:y="10.438cm">
          <draw:text-box>
            <text:p>Multi-Target</text:p>
          </draw:text-box>
        </draw:frame>
        <draw:custom-shape draw:style-name="gr5" draw:text-style-name="P2" xml:id="id43" draw:id="id43" draw:layer="layout" svg:width="3.2cm" svg:height="1.2cm" svg:x="2.009cm" svg:y="10.3cm">
          <text:p text:style-name="P1">Source A</text:p>
          <draw:enhanced-geometry svg:viewBox="0 0 21600 21600" draw:type="rectangle" draw:enhanced-path="M 0 0 L 21600 0 21600 21600 0 21600 0 0 Z N"/>
        </draw:custom-shape>
        <draw:custom-shape draw:style-name="gr5" draw:text-style-name="P2" xml:id="id44" draw:id="id44" draw:layer="layout" svg:width="3.2cm" svg:height="1.2cm" svg:x="9.709cm" svg:y="10.3cm">
          <draw:glue-point draw:id="4" svg:x="-5cm" svg:y="2.5cm"/>
          <text:p text:style-name="P1">Target 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5.209cm" svg:y1="10.9cm" svg:x2="9.709cm" svg:y2="10.9cm" draw:start-shape="id43" draw:start-glue-point="1" draw:end-shape="id44" draw:end-glue-point="3" svg:d="M5209 10900h4500" svg:viewBox="0 0 4501 1">
          <text:p/>
        </draw:connector>
        <draw:custom-shape draw:style-name="gr5" draw:text-style-name="P2" xml:id="id46" draw:id="id46" draw:layer="layout" svg:width="3.2cm" svg:height="1.2cm" svg:x="9.709cm" svg:y="12cm">
          <text:p text:style-name="P1">Target B</text:p>
          <draw:enhanced-geometry svg:viewBox="0 0 21600 21600" draw:type="rectangle" draw:enhanced-path="M 0 0 L 21600 0 21600 21600 0 21600 0 0 Z N"/>
        </draw:custom-shape>
        <draw:custom-shape draw:style-name="gr5" draw:text-style-name="P2" xml:id="id45" draw:id="id45" draw:layer="layout" svg:width="3.2cm" svg:height="1.2cm" svg:x="2.009cm" svg:y="12cm">
          <text:p text:style-name="P1">Source B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curve" svg:x1="5.209cm" svg:y1="12.6cm" svg:x2="9.709cm" svg:y2="12.6cm" draw:start-shape="id45" draw:start-glue-point="1" draw:end-shape="id46" svg:d="M5209 12600h4500" svg:viewBox="0 0 4501 1">
          <text:p/>
        </draw:connector>
        <draw:connector draw:style-name="gr4" draw:text-style-name="P5" draw:layer="layout" draw:type="curve" svg:x1="5.209cm" svg:y1="12.6cm" svg:x2="9.709cm" svg:y2="11.2cm" draw:start-shape="id45" draw:start-glue-point="1" draw:end-shape="id44" draw:end-glue-point="4" svg:d="M5209 12600c3375 0 1125-1400 4500-1400" svg:viewBox="0 0 4501 1401">
          <text:p/>
        </draw:connector>
      </draw:page>
      <draw:page draw:name="Examples" draw:style-name="dp1" draw:master-page-name="Standard">
        <draw:frame draw:style-name="gr45" draw:text-style-name="P6" draw:layer="layout" svg:width="7.153cm" svg:height="0.962cm" svg:x="-6.72cm" svg:y="2.3cm">
          <draw:text-box>
            <text:p>Single-Source-Example</text:p>
          </draw:text-box>
        </draw:frame>
        <draw:custom-shape draw:style-name="gr5" draw:text-style-name="P2" xml:id="id47" draw:id="id47" draw:layer="layout" svg:width="3.2cm" svg:height="1.2cm" svg:x="1.59cm" svg:y="2.8cm">
          <text:p text:style-name="P1">MainPage</text:p>
          <draw:enhanced-geometry svg:viewBox="0 0 21600 21600" draw:type="rectangle" draw:enhanced-path="M 0 0 L 21600 0 21600 21600 0 21600 0 0 Z N"/>
        </draw:custom-shape>
        <draw:custom-shape draw:style-name="gr5" draw:text-style-name="P2" xml:id="id48" draw:id="id48" draw:layer="layout" svg:width="3.2cm" svg:height="1.2cm" svg:x="9.29cm" svg:y="2.8cm">
          <text:p text:style-name="P1">API: Login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curve" svg:x1="4.79cm" svg:y1="3.4cm" svg:x2="9.29cm" svg:y2="3.4cm" draw:start-shape="id47" draw:start-glue-point="1" draw:end-shape="id48" draw:end-glue-point="3" svg:d="M4790 3400h4500" svg:viewBox="0 0 4501 1">
          <text:p/>
        </draw:connector>
        <draw:connector draw:style-name="gr4" draw:text-style-name="P5" draw:layer="layout" draw:type="curve" svg:x1="4.79cm" svg:y1="3.4cm" svg:x2="9.29cm" svg:y2="5.1cm" draw:start-shape="id47" draw:start-glue-point="1" draw:end-shape="id49" draw:end-glue-point="3" svg:d="M4790 3400c3375 0 1125 1700 4500 1700" svg:viewBox="0 0 4501 1701">
          <text:p/>
        </draw:connector>
        <draw:custom-shape draw:style-name="gr46" draw:text-style-name="P2" xml:id="id49" draw:id="id49" draw:layer="layout" svg:width="5.2cm" svg:height="1.2cm" svg:x="9.29cm" svg:y="4.5cm">
          <text:p text:style-name="P1">API: Load data</text:p>
          <draw:enhanced-geometry svg:viewBox="0 0 21600 21600" draw:type="rectangle" draw:enhanced-path="M 0 0 L 21600 0 21600 21600 0 21600 0 0 Z N"/>
        </draw:custom-shape>
        <draw:frame draw:style-name="gr47" draw:text-style-name="P16" draw:layer="layout" svg:width="2.069cm" svg:height="0.962cm" svg:x="5.921cm" svg:y="2.2cm">
          <draw:text-box>
            <text:p>Login</text:p>
          </draw:text-box>
        </draw:frame>
        <draw:custom-shape draw:style-name="gr48" draw:text-style-name="P2" xml:id="id50" draw:id="id50" draw:layer="layout" svg:width="4.2cm" svg:height="1.2cm" svg:x="13.59cm" svg:y="2.8cm">
          <text:p text:style-name="P1">Store: Token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curve" svg:x1="12.49cm" svg:y1="3.4cm" svg:x2="13.59cm" svg:y2="3.4cm" draw:start-shape="id48" draw:start-glue-point="1" draw:end-shape="id50" svg:d="M12490 3400h1100" svg:viewBox="0 0 1101 1">
          <text:p/>
        </draw:connector>
        <draw:frame draw:style-name="gr49" draw:text-style-name="P6" draw:layer="layout" svg:width="6.733cm" svg:height="0.962cm" svg:x="-6.61cm" svg:y="6.3cm">
          <draw:text-box>
            <text:p>Multi-Source-Example</text:p>
          </draw:text-box>
        </draw:frame>
        <draw:custom-shape draw:style-name="gr5" draw:text-style-name="P2" xml:id="id51" draw:id="id51" draw:layer="layout" svg:width="3.2cm" svg:height="1.2cm" svg:x="1.7cm" svg:y="6.8cm">
          <text:p text:style-name="P1">MainPage</text:p>
          <draw:enhanced-geometry svg:viewBox="0 0 21600 21600" draw:type="rectangle" draw:enhanced-path="M 0 0 L 21600 0 21600 21600 0 21600 0 0 Z N"/>
        </draw:custom-shape>
        <draw:custom-shape draw:style-name="gr5" draw:text-style-name="P2" xml:id="id52" draw:id="id52" draw:layer="layout" svg:width="3.2cm" svg:height="1.2cm" svg:x="9.39cm" svg:y="6.8cm">
          <text:p text:style-name="P1">API: Login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curve" svg:x1="4.9cm" svg:y1="7.4cm" svg:x2="9.39cm" svg:y2="7.4cm" draw:start-shape="id51" draw:start-glue-point="1" draw:end-shape="id52" draw:end-glue-point="3" svg:d="M4900 7400h4490" svg:viewBox="0 0 4491 1">
          <text:p/>
        </draw:connector>
        <draw:connector draw:style-name="gr4" draw:text-style-name="P5" draw:layer="layout" draw:type="curve" svg:x1="4.9cm" svg:y1="7.4cm" svg:x2="9.39cm" svg:y2="9.1cm" draw:start-shape="id51" draw:start-glue-point="1" draw:end-shape="id53" draw:end-glue-point="3" svg:d="M4900 7400c3367 0 1123 1700 4490 1700" svg:viewBox="0 0 4491 1701">
          <text:p/>
        </draw:connector>
        <draw:custom-shape draw:style-name="gr46" draw:text-style-name="P2" xml:id="id53" draw:id="id53" draw:layer="layout" svg:width="5.2cm" svg:height="1.2cm" svg:x="9.39cm" svg:y="8.5cm">
          <text:p text:style-name="P1">API: Load data</text:p>
          <draw:enhanced-geometry svg:viewBox="0 0 21600 21600" draw:type="rectangle" draw:enhanced-path="M 0 0 L 21600 0 21600 21600 0 21600 0 0 Z N"/>
        </draw:custom-shape>
        <draw:frame draw:style-name="gr50" draw:text-style-name="P16" draw:layer="layout" svg:width="2.259cm" svg:height="0.962cm" svg:x="5.931cm" svg:y="6.2cm">
          <draw:text-box>
            <text:p>Login</text:p>
          </draw:text-box>
        </draw:frame>
        <draw:custom-shape draw:style-name="gr48" draw:text-style-name="P2" xml:id="id54" draw:id="id54" draw:layer="layout" svg:width="4.2cm" svg:height="1.2cm" svg:x="13.7cm" svg:y="6.8cm">
          <text:p text:style-name="P1">Store: Token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curve" svg:x1="12.59cm" svg:y1="7.4cm" svg:x2="13.7cm" svg:y2="7.4cm" draw:start-shape="id52" draw:start-glue-point="1" draw:end-shape="id54" svg:d="M12590 7400h1110" svg:viewBox="0 0 1111 1">
          <text:p/>
        </draw:connector>
        <draw:custom-shape draw:style-name="gr5" draw:text-style-name="P2" xml:id="id55" draw:id="id55" draw:layer="layout" svg:width="3.2cm" svg:height="1.2cm" svg:x="1.69cm" svg:y="8.5cm">
          <text:p text:style-name="P1">ActionBar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curve" svg:x1="4.89cm" svg:y1="9.1cm" svg:x2="9.39cm" svg:y2="7.4cm" draw:start-shape="id55" draw:start-glue-point="1" draw:end-shape="id52" draw:end-glue-point="3" svg:d="M4890 9100c3375 0 1125-1700 4500-1700" svg:viewBox="0 0 4501 1701">
          <text:p/>
        </draw:connector>
        <draw:connector draw:style-name="gr4" draw:text-style-name="P5" draw:layer="layout" draw:type="curve" svg:x1="4.89cm" svg:y1="9.1cm" svg:x2="9.39cm" svg:y2="9.1cm" draw:start-shape="id55" draw:start-glue-point="1" draw:end-shape="id53" draw:end-glue-point="3" svg:d="M4890 9100h4500" svg:viewBox="0 0 4501 1">
          <text:p/>
        </draw:connector>
        <draw:frame draw:style-name="gr51" draw:text-style-name="P6" draw:layer="layout" svg:width="6.488cm" svg:height="0.962cm" svg:x="-6.8cm" svg:y="11.2cm">
          <draw:text-box>
            <text:p>Multi-Target-Example</text:p>
          </draw:text-box>
        </draw:frame>
        <draw:custom-shape draw:style-name="gr5" draw:text-style-name="P2" xml:id="id56" draw:id="id56" draw:layer="layout" svg:width="3.2cm" svg:height="1.2cm" svg:x="1.51cm" svg:y="11.7cm">
          <text:p text:style-name="P1">MainPage</text:p>
          <draw:enhanced-geometry svg:viewBox="0 0 21600 21600" draw:type="rectangle" draw:enhanced-path="M 0 0 L 21600 0 21600 21600 0 21600 0 0 Z N"/>
        </draw:custom-shape>
        <draw:custom-shape draw:style-name="gr5" draw:text-style-name="P2" xml:id="id57" draw:id="id57" draw:layer="layout" svg:width="3.2cm" svg:height="1.2cm" svg:x="9.2cm" svg:y="11.7cm">
          <text:p text:style-name="P1">API: Login</text:p>
          <draw:enhanced-geometry svg:viewBox="0 0 21600 21600" draw:type="rectangle" draw:enhanced-path="M 0 0 L 21600 0 21600 21600 0 21600 0 0 Z N"/>
        </draw:custom-shape>
        <draw:connector draw:style-name="gr52" draw:text-style-name="P5" draw:layer="layout" draw:type="curve" svg:x1="4.71cm" svg:y1="12.3cm" svg:x2="9.2cm" svg:y2="12.3cm" draw:start-shape="id56" draw:start-glue-point="1" draw:end-shape="id57" draw:end-glue-point="3" svg:d="M4710 12300h4490" svg:viewBox="0 0 4491 1">
          <text:p/>
        </draw:connector>
        <draw:connector draw:style-name="gr30" draw:text-style-name="P5" draw:layer="layout" draw:type="curve" svg:x1="4.71cm" svg:y1="12.3cm" svg:x2="9.2cm" svg:y2="14cm" draw:start-shape="id56" draw:start-glue-point="1" draw:end-shape="id58" draw:end-glue-point="3" svg:d="M4710 12300c3367 0 1123 1700 4490 1700" svg:viewBox="0 0 4491 1701">
          <text:p/>
        </draw:connector>
        <draw:custom-shape draw:style-name="gr53" draw:text-style-name="P2" xml:id="id58" draw:id="id58" draw:layer="layout" svg:width="6.5cm" svg:height="1.2cm" svg:x="9.2cm" svg:y="13.4cm">
          <text:p text:style-name="P1">API: Load user data</text:p>
          <draw:enhanced-geometry svg:viewBox="0 0 21600 21600" draw:type="rectangle" draw:enhanced-path="M 0 0 L 21600 0 21600 21600 0 21600 0 0 Z N"/>
        </draw:custom-shape>
        <draw:frame draw:style-name="gr54" draw:text-style-name="P16" draw:layer="layout" svg:width="2.047cm" svg:height="0.962cm" svg:x="5.8cm" svg:y="10.9cm">
          <draw:text-box>
            <text:p>Login</text:p>
          </draw:text-box>
        </draw:frame>
        <draw:custom-shape draw:style-name="gr48" draw:text-style-name="P2" xml:id="id59" draw:id="id59" draw:layer="layout" svg:width="4.2cm" svg:height="1.2cm" svg:x="13.51cm" svg:y="11.7cm">
          <text:p text:style-name="P1">Store: Token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curve" svg:x1="12.4cm" svg:y1="12.3cm" svg:x2="13.51cm" svg:y2="12.3cm" draw:start-shape="id57" draw:start-glue-point="1" draw:end-shape="id59" svg:d="M12400 12300h1110" svg:viewBox="0 0 1111 1">
          <text:p/>
        </draw:connector>
        <draw:custom-shape draw:style-name="gr5" draw:text-style-name="P2" xml:id="id60" draw:id="id60" draw:layer="layout" svg:width="3.2cm" svg:height="1.2cm" svg:x="1.5cm" svg:y="13.4cm">
          <text:p text:style-name="P1">AdminBar</text:p>
          <draw:enhanced-geometry svg:viewBox="0 0 21600 21600" draw:type="rectangle" draw:enhanced-path="M 0 0 L 21600 0 21600 21600 0 21600 0 0 Z N"/>
        </draw:custom-shape>
        <draw:connector draw:style-name="gr55" draw:text-style-name="P5" draw:layer="layout" draw:type="curve" svg:x1="4.7cm" svg:y1="14cm" svg:x2="9.2cm" svg:y2="12.3cm" draw:start-shape="id60" draw:start-glue-point="1" draw:end-shape="id57" draw:end-glue-point="3" svg:d="M4700 14000c3375 0 1125-1700 4500-1700" svg:viewBox="0 0 4501 1701">
          <text:p/>
        </draw:connector>
        <draw:connector draw:style-name="gr24" draw:text-style-name="P5" draw:layer="layout" draw:type="curve" svg:x1="4.7cm" svg:y1="14cm" svg:x2="9.2cm" svg:y2="15.7cm" draw:start-shape="id60" draw:start-glue-point="1" draw:end-shape="id61" draw:end-glue-point="3" svg:d="M4700 14000c3375 0 1125 1700 4500 1700" svg:viewBox="0 0 4501 1701">
          <text:p/>
        </draw:connector>
        <draw:custom-shape draw:style-name="gr53" draw:text-style-name="P2" xml:id="id61" draw:id="id61" draw:layer="layout" svg:width="6.5cm" svg:height="1.2cm" svg:x="9.2cm" svg:y="15.1cm">
          <text:p text:style-name="P1">API: Load admin data</text:p>
          <draw:enhanced-geometry svg:viewBox="0 0 21600 21600" draw:type="rectangle" draw:enhanced-path="M 0 0 L 21600 0 21600 21600 0 21600 0 0 Z N"/>
        </draw:custom-shape>
      </draw:page>
      <draw:page draw:name="Action types" draw:style-name="dp1" draw:master-page-name="Standard">
        <draw:frame draw:style-name="gr56" draw:text-style-name="P17" draw:layer="layout" svg:width="6.653cm" svg:height="0.962cm" svg:x="-6.291cm" svg:y="1.509cm">
          <draw:text-box>
            <text:p><text:span text:style-name="T4">SOA</text:span></text:p>
          </draw:text-box>
        </draw:frame>
        <draw:custom-shape draw:style-name="gr57" draw:text-style-name="P18" xml:id="id63" draw:id="id63" draw:layer="layout" svg:width="3.2cm" svg:height="2.1cm" svg:x="8.909cm" svg:y="2.509cm">
          <text:p text:style-name="P1"><text:span text:style-name="T4">Target</text:span></text:p>
          <text:p text:style-name="P1"><text:span text:style-name="T5">Reducer</text:span></text:p>
          <draw:enhanced-geometry svg:viewBox="0 0 21600 21600" draw:type="rectangle" draw:enhanced-path="M 0 0 L 21600 0 21600 21600 0 21600 0 0 Z N"/>
        </draw:custom-shape>
        <draw:connector draw:style-name="gr58" draw:text-style-name="P19" draw:layer="layout" draw:type="curve" svg:x1="4.509cm" svg:y1="2.359cm" svg:x2="8.909cm" svg:y2="3.559cm" draw:start-shape="id62" draw:start-glue-point="1" draw:end-shape="id63" draw:end-glue-point="3" svg:d="M4509 2359c3300 0 1100 1200 4400 1200" svg:viewBox="0 0 4401 1201">
          <text:p/>
        </draw:connector>
        <draw:frame draw:style-name="gr59" draw:text-style-name="P17" draw:layer="layout" svg:width="1.844cm" svg:height="0.962cm" svg:x="5.746cm" svg:y="0.809cm">
          <draw:text-box>
            <text:p><text:span text:style-name="T4">SOA</text:span></text:p>
          </draw:text-box>
        </draw:frame>
        <draw:custom-shape draw:style-name="gr57" draw:text-style-name="P18" xml:id="id62" draw:id="id62" draw:layer="layout" svg:width="3.2cm" svg:height="2.1cm" svg:x="1.309cm" svg:y="1.309cm">
          <text:p text:style-name="P1"><text:span text:style-name="T4">Source A</text:span></text:p>
          <text:p text:style-name="P1"><text:span text:style-name="T5">Component</text:span></text:p>
          <text:p text:style-name="P1"><text:span text:style-name="T6">Effect</text:span></text:p>
          <draw:enhanced-geometry svg:viewBox="0 0 21600 21600" draw:type="rectangle" draw:enhanced-path="M 0 0 L 21600 0 21600 21600 0 21600 0 0 Z N"/>
        </draw:custom-shape>
        <draw:custom-shape draw:style-name="gr57" draw:text-style-name="P18" xml:id="id64" draw:id="id64" draw:layer="layout" svg:width="3.2cm" svg:height="2.1cm" svg:x="1.309cm" svg:y="3.709cm">
          <text:p text:style-name="P1"><text:span text:style-name="T4">Source B</text:span></text:p>
          <text:p text:style-name="P1"><text:span text:style-name="T5">Component</text:span></text:p>
          <text:p text:style-name="P1"><text:span text:style-name="T6">Effect</text:span></text:p>
          <draw:enhanced-geometry svg:viewBox="0 0 21600 21600" draw:type="rectangle" draw:enhanced-path="M 0 0 L 21600 0 21600 21600 0 21600 0 0 Z N"/>
        </draw:custom-shape>
        <draw:connector draw:style-name="gr58" draw:text-style-name="P19" draw:layer="layout" draw:type="curve" svg:x1="4.509cm" svg:y1="4.759cm" svg:x2="8.909cm" svg:y2="3.559cm" draw:start-shape="id64" draw:start-glue-point="1" draw:end-shape="id63" draw:end-glue-point="3" svg:d="M4509 4759c3300 0 1100-1200 4400-1200" svg:viewBox="0 0 4401 1201">
          <text:p/>
        </draw:connector>
        <draw:frame draw:style-name="gr56" draw:text-style-name="P17" draw:layer="layout" svg:width="6.653cm" svg:height="0.962cm" svg:x="-6.291cm" svg:y="7.409cm">
          <draw:text-box>
            <text:p><text:span text:style-name="T4">SSA</text:span></text:p>
          </draw:text-box>
        </draw:frame>
        <draw:custom-shape draw:style-name="gr57" draw:text-style-name="P18" xml:id="id66" draw:id="id66" draw:layer="layout" svg:width="3.2cm" svg:height="2.1cm" svg:x="8.909cm" svg:y="7.209cm">
          <text:p text:style-name="P1"><text:span text:style-name="T4">Target A</text:span></text:p>
          <text:p text:style-name="P1"><text:span text:style-name="T5">Effect</text:span></text:p>
          <draw:enhanced-geometry svg:viewBox="0 0 21600 21600" draw:type="rectangle" draw:enhanced-path="M 0 0 L 21600 0 21600 21600 0 21600 0 0 Z N"/>
        </draw:custom-shape>
        <draw:connector draw:style-name="gr58" draw:text-style-name="P19" draw:layer="layout" draw:type="curve" svg:x1="4.509cm" svg:y1="9.459cm" svg:x2="8.909cm" svg:y2="8.259cm" draw:start-shape="id65" draw:start-glue-point="1" draw:end-shape="id66" draw:end-glue-point="3" svg:d="M4509 9459c3300 0 1100-1200 4400-1200" svg:viewBox="0 0 4401 1201">
          <text:p/>
        </draw:connector>
        <draw:frame draw:style-name="gr60" draw:text-style-name="P17" draw:layer="layout" svg:width="1.772cm" svg:height="0.962cm" svg:x="5.746cm" svg:y="6.709cm">
          <draw:text-box>
            <text:p><text:span text:style-name="T4">SSA</text:span></text:p>
          </draw:text-box>
        </draw:frame>
        <draw:custom-shape draw:style-name="gr57" draw:text-style-name="P18" xml:id="id65" draw:id="id65" draw:layer="layout" svg:width="3.2cm" svg:height="2.1cm" svg:x="1.309cm" svg:y="8.409cm">
          <text:p text:style-name="P1"><text:span text:style-name="T4">Source</text:span></text:p>
          <text:p text:style-name="P1"><text:span text:style-name="T6">Component</text:span></text:p>
          <text:p text:style-name="P1"><text:span text:style-name="T6">Effect</text:span></text:p>
          <draw:enhanced-geometry svg:viewBox="0 0 21600 21600" draw:type="rectangle" draw:enhanced-path="M 0 0 L 21600 0 21600 21600 0 21600 0 0 Z N"/>
        </draw:custom-shape>
        <draw:custom-shape draw:style-name="gr57" draw:text-style-name="P18" xml:id="id67" draw:id="id67" draw:layer="layout" svg:width="3.2cm" svg:height="2.1cm" svg:x="8.909cm" svg:y="9.609cm">
          <text:p text:style-name="P1"><text:span text:style-name="T4">Target B</text:span></text:p>
          <text:p text:style-name="P1"><text:span text:style-name="T5">Effect</text:span></text:p>
          <draw:enhanced-geometry svg:viewBox="0 0 21600 21600" draw:type="rectangle" draw:enhanced-path="M 0 0 L 21600 0 21600 21600 0 21600 0 0 Z N"/>
        </draw:custom-shape>
        <draw:connector draw:style-name="gr58" draw:text-style-name="P19" draw:layer="layout" draw:type="curve" svg:x1="4.509cm" svg:y1="9.459cm" svg:x2="8.909cm" svg:y2="10.659cm" draw:start-shape="id65" draw:start-glue-point="1" draw:end-shape="id67" svg:d="M4509 9459c3300 0 1100 1200 4400 1200" svg:viewBox="0 0 4401 1201">
          <text:p/>
        </draw:connector>
        <draw:frame draw:style-name="gr56" draw:text-style-name="P17" draw:layer="layout" svg:width="6.653cm" svg:height="0.962cm" svg:x="-6.291cm" svg:y="13.409cm">
          <draw:text-box>
            <text:p><text:span text:style-name="T4">MSA</text:span></text:p>
          </draw:text-box>
        </draw:frame>
        <draw:custom-shape draw:style-name="gr57" draw:text-style-name="P18" xml:id="id69" draw:id="id69" draw:layer="layout" svg:width="3.2cm" svg:height="2.1cm" svg:x="8.909cm" svg:y="13.209cm">
          <text:p text:style-name="P1"><text:span text:style-name="T4">Target A</text:span></text:p>
          <text:p text:style-name="P1"><text:span text:style-name="T5">Effect</text:span></text:p>
          <draw:enhanced-geometry svg:viewBox="0 0 21600 21600" draw:type="rectangle" draw:enhanced-path="M 0 0 L 21600 0 21600 21600 0 21600 0 0 Z N"/>
        </draw:custom-shape>
        <draw:connector draw:style-name="gr58" draw:text-style-name="P19" draw:layer="layout" draw:type="curve" svg:x1="4.509cm" svg:y1="14.259cm" svg:x2="8.909cm" svg:y2="14.259cm" draw:start-shape="id68" draw:start-glue-point="1" draw:end-shape="id69" draw:end-glue-point="3" svg:d="M4509 14259h4400" svg:viewBox="0 0 4401 1">
          <text:p/>
        </draw:connector>
        <draw:frame draw:style-name="gr61" draw:text-style-name="P17" draw:layer="layout" svg:width="1.878cm" svg:height="0.962cm" svg:x="5.746cm" svg:y="12.709cm">
          <draw:text-box>
            <text:p><text:span text:style-name="T4">MSA</text:span></text:p>
          </draw:text-box>
        </draw:frame>
        <draw:custom-shape draw:style-name="gr57" draw:text-style-name="P18" xml:id="id68" draw:id="id68" draw:layer="layout" svg:width="3.2cm" svg:height="2.1cm" svg:x="1.309cm" svg:y="13.209cm">
          <text:p text:style-name="P1"><text:span text:style-name="T4">Source A</text:span></text:p>
          <text:p text:style-name="P1"><text:span text:style-name="T6">Component</text:span></text:p>
          <text:p text:style-name="P1"><text:span text:style-name="T5">Effect</text:span></text:p>
          <draw:enhanced-geometry svg:viewBox="0 0 21600 21600" draw:type="rectangle" draw:enhanced-path="M 0 0 L 21600 0 21600 21600 0 21600 0 0 Z N"/>
        </draw:custom-shape>
        <draw:custom-shape draw:style-name="gr57" draw:text-style-name="P18" xml:id="id70" draw:id="id70" draw:layer="layout" svg:width="3.2cm" svg:height="2.1cm" svg:x="8.909cm" svg:y="15.609cm">
          <text:p text:style-name="P1"><text:span text:style-name="T4">Target B</text:span></text:p>
          <text:p text:style-name="P1"><text:span text:style-name="T5">Effect</text:span></text:p>
          <draw:enhanced-geometry svg:viewBox="0 0 21600 21600" draw:type="rectangle" draw:enhanced-path="M 0 0 L 21600 0 21600 21600 0 21600 0 0 Z N"/>
        </draw:custom-shape>
        <draw:connector draw:style-name="gr58" draw:text-style-name="P19" draw:layer="layout" draw:type="curve" svg:x1="4.509cm" svg:y1="14.259cm" svg:x2="8.909cm" svg:y2="16.659cm" draw:start-shape="id68" draw:start-glue-point="1" draw:end-shape="id70" svg:d="M4509 14259c3300 0 1100 2400 4400 2400" svg:viewBox="0 0 4401 2401">
          <text:p/>
        </draw:connector>
        <draw:custom-shape draw:style-name="gr57" draw:text-style-name="P18" xml:id="id71" draw:id="id71" draw:layer="layout" svg:width="3.2cm" svg:height="2.1cm" svg:x="1.309cm" svg:y="15.609cm">
          <text:p text:style-name="P1"><text:span text:style-name="T4">Source B</text:span></text:p>
          <text:p text:style-name="P1"><text:span text:style-name="T6">Component</text:span></text:p>
          <text:p text:style-name="P1"><text:span text:style-name="T5">Effect</text:span></text:p>
          <draw:enhanced-geometry svg:viewBox="0 0 21600 21600" draw:type="rectangle" draw:enhanced-path="M 0 0 L 21600 0 21600 21600 0 21600 0 0 Z N"/>
        </draw:custom-shape>
        <draw:connector draw:style-name="gr58" draw:text-style-name="P19" draw:layer="layout" draw:type="curve" svg:x1="4.509cm" svg:y1="16.659cm" svg:x2="8.909cm" svg:y2="16.659cm" draw:start-shape="id71" draw:end-shape="id70" draw:end-glue-point="3" svg:d="M4509 16659h4400" svg:viewBox="0 0 4401 1">
          <text:p/>
        </draw:connector>
        <draw:connector draw:style-name="gr58" draw:text-style-name="P19" draw:layer="layout" draw:type="curve" svg:x1="4.509cm" svg:y1="16.659cm" svg:x2="8.909cm" svg:y2="14.259cm" draw:start-shape="id71" draw:start-glue-point="1" draw:end-shape="id69" svg:d="M4509 16659c3300 0 1100-2400 4400-2400" svg:viewBox="0 0 4401 2401">
          <text:p/>
        </draw:connector>
        <draw:frame draw:style-name="gr56" draw:text-style-name="P17" draw:layer="layout" svg:width="6.653cm" svg:height="0.962cm" svg:x="-6.291cm" svg:y="19.309cm">
          <draw:text-box>
            <text:p><text:span text:style-name="T4">MTA</text:span></text:p>
          </draw:text-box>
        </draw:frame>
        <draw:custom-shape draw:style-name="gr57" draw:text-style-name="P18" xml:id="id73" draw:id="id73" draw:layer="layout" svg:width="3.2cm" svg:height="2.1cm" svg:x="8.909cm" svg:y="19.109cm">
          <draw:glue-point draw:id="4" svg:x="-5cm" svg:y="2.619cm"/>
          <text:p text:style-name="P1"><text:span text:style-name="T4">Target A</text:span></text:p>
          <text:p text:style-name="P1"><text:span text:style-name="T5">Effect</text:span></text:p>
          <draw:enhanced-geometry svg:viewBox="0 0 21600 21600" draw:type="rectangle" draw:enhanced-path="M 0 0 L 21600 0 21600 21600 0 21600 0 0 Z N"/>
        </draw:custom-shape>
        <draw:connector draw:style-name="gr58" draw:text-style-name="P19" draw:layer="layout" draw:type="curve" svg:x1="4.509cm" svg:y1="20.159cm" svg:x2="8.909cm" svg:y2="20.159cm" draw:start-shape="id72" draw:start-glue-point="1" draw:end-shape="id73" draw:end-glue-point="3" svg:d="M4509 20159h4400" svg:viewBox="0 0 4401 1">
          <text:p/>
        </draw:connector>
        <draw:frame draw:style-name="gr62" draw:text-style-name="P17" draw:layer="layout" svg:width="1.793cm" svg:height="0.962cm" svg:x="6.009cm" svg:y="18.609cm">
          <draw:text-box>
            <text:p><text:span text:style-name="T4">MTA</text:span></text:p>
          </draw:text-box>
        </draw:frame>
        <draw:custom-shape draw:style-name="gr57" draw:text-style-name="P18" xml:id="id72" draw:id="id72" draw:layer="layout" svg:width="3.2cm" svg:height="2.1cm" svg:x="1.309cm" svg:y="19.109cm">
          <text:p text:style-name="P1"><text:span text:style-name="T4">Source A</text:span></text:p>
          <text:p text:style-name="P1"><text:span text:style-name="T7">Component</text:span></text:p>
          <text:p text:style-name="P1"><text:span text:style-name="T6">Effect</text:span></text:p>
          <draw:enhanced-geometry svg:viewBox="0 0 21600 21600" draw:type="rectangle" draw:enhanced-path="M 0 0 L 21600 0 21600 21600 0 21600 0 0 Z N"/>
        </draw:custom-shape>
        <draw:custom-shape draw:style-name="gr57" draw:text-style-name="P18" xml:id="id75" draw:id="id75" draw:layer="layout" svg:width="3.2cm" svg:height="2.1cm" svg:x="8.909cm" svg:y="21.509cm">
          <text:p text:style-name="P1"><text:span text:style-name="T4">Target B</text:span></text:p>
          <text:p text:style-name="P1"><text:span text:style-name="T5">Effect</text:span></text:p>
          <draw:enhanced-geometry svg:viewBox="0 0 21600 21600" draw:type="rectangle" draw:enhanced-path="M 0 0 L 21600 0 21600 21600 0 21600 0 0 Z N"/>
        </draw:custom-shape>
        <draw:custom-shape draw:style-name="gr57" draw:text-style-name="P18" xml:id="id74" draw:id="id74" draw:layer="layout" svg:width="3.2cm" svg:height="2.1cm" svg:x="1.309cm" svg:y="21.509cm">
          <text:p text:style-name="P1"><text:span text:style-name="T4">Source B</text:span></text:p>
          <text:p text:style-name="P1"><text:span text:style-name="T7">Component</text:span></text:p>
          <text:p text:style-name="P1"><text:span text:style-name="T6">Effect</text:span></text:p>
          <draw:enhanced-geometry svg:viewBox="0 0 21600 21600" draw:type="rectangle" draw:enhanced-path="M 0 0 L 21600 0 21600 21600 0 21600 0 0 Z N"/>
        </draw:custom-shape>
        <draw:connector draw:style-name="gr58" draw:text-style-name="P19" draw:layer="layout" draw:type="curve" svg:x1="4.509cm" svg:y1="22.559cm" svg:x2="8.909cm" svg:y2="22.559cm" draw:start-shape="id74" draw:end-shape="id75" draw:end-glue-point="3" svg:d="M4509 22559h4400" svg:viewBox="0 0 4401 1">
          <text:p/>
        </draw:connector>
        <draw:connector draw:style-name="gr58" draw:text-style-name="P19" draw:layer="layout" draw:type="curve" svg:x1="4.509cm" svg:y1="22.559cm" svg:x2="8.909cm" svg:y2="20.708cm" draw:start-shape="id74" draw:start-glue-point="1" draw:end-shape="id73" draw:end-glue-point="4" svg:d="M4509 22559c3300 0 1100-1851 4400-1851" svg:viewBox="0 0 4401 18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marker draw:name="Square" svg:viewBox="0 0 10 10" svg:d="M0 0h10v10h-1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5T11:57:01.892000000</meta:creation-date>
    <dc:date>2019-08-06T13:32:21.318000000</dc:date>
    <meta:editing-duration>PT3H16M41S</meta:editing-duration>
    <meta:editing-cycles>28</meta:editing-cycles>
    <meta:generator>LibreOffice/6.2.5.2$Windows_X86_64 LibreOffice_project/1ec314fa52f458adc18c4f025c545a4e8b22c159</meta:generator>
    <meta:document-statistic meta:object-count="191"/>
  </office:meta>
</office:document-meta>
</file>